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22.65mm"/>
    </style:style>
    <style:style style:name="co7" style:family="table-column">
      <style:table-column-properties fo:break-before="auto" style:column-width="22.08mm"/>
    </style:style>
    <style:style style:name="co8" style:family="table-column">
      <style:table-column-properties fo:break-before="auto" style:column-width="18.98mm"/>
    </style:style>
    <style:style style:name="co9" style:family="table-column">
      <style:table-column-properties fo:break-before="auto" style:column-width="27.53mm"/>
    </style:style>
    <style:style style:name="co10" style:family="table-column">
      <style:table-column-properties fo:break-before="auto" style:column-width="28.91mm"/>
    </style:style>
    <style:style style:name="co11" style:family="table-column">
      <style:table-column-properties fo:break-before="auto" style:column-width="21.1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22.23mm"/>
    </style:style>
    <style:style style:name="co15" style:family="table-column">
      <style:table-column-properties fo:break-before="auto" style:column-width="24.47mm"/>
    </style:style>
    <style:style style:name="ro1" style:family="table-row">
      <style:table-row-properties style:row-height="8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Working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Range (wiki)</text:p>
          </table:table-cell>
          <table:table-cell table:style-name="ce1"/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Roll Damage</text:p>
          </table:table-cell>
          <table:table-cell table:style-name="ce1" office:value-type="string" calcext:value-type="string">
            <text:p>Min Splash Damage</text:p>
          </table:table-cell>
          <table:table-cell table:style-name="ce1" office:value-type="string" calcext:value-type="string">
            <text:p>Max Splash Damage</text:p>
          </table:table-cell>
          <table:table-cell table:style-name="ce1" office:value-type="string" calcext:value-type="string">
            <text:p>No Charge Damage</text:p>
          </table:table-cell>
          <table:table-cell table:style-name="ce1" office:value-type="string" calcext:value-type="string">
            <text:p>Full Charge Damage</text:p>
          </table:table-cell>
          <table:table-cell table:style-name="ce3" office:value-type="string" calcext:value-type="string">
            <text:p>Impact</text:p>
          </table:table-cell>
          <table:table-cell table:style-name="ce1" office:value-type="string" calcext:value-type="string">
            <text:p>Min Seconds to Splat</text:p>
          </table:table-cell>
          <table:table-cell table:style-name="ce1" office:value-type="string" calcext:value-type="string">
            <text:p>Max Seconds to Splat</text:p>
          </table:table-cell>
          <table:table-cell table:style-name="ce1"/>
          <table:table-cell table:style-name="ce1" office:value-type="string" calcext:value-type="string">
            <text:p>Fire Rate</text:p>
          </table:table-cell>
          <table:table-cell table:number-columns-repeated="2"/>
          <table:table-cell table:style-name="ce1" office:value-type="string" calcext:value-type="string">
            <text:p>Consumption</text:p>
          </table:table-cell>
          <table:table-cell table:style-name="ce1" office:value-type="string" calcext:value-type="string">
            <text:p>Min Mobility</text:p>
          </table:table-cell>
          <table:table-cell table:style-name="ce1" office:value-type="string" calcext:value-type="string">
            <text:p>Max Mobility</text:p>
          </table:table-cell>
          <table:table-cell table:style-name="ce1" office:value-type="string" calcext:value-type="string">
            <text:p>Painting Rate</text:p>
          </table:table-cell>
          <table:table-cell table:style-name="ce1" office:value-type="string" calcext:value-type="string">
            <text:p>Roll Painting Rate</text:p>
          </table:table-cell>
          <table:table-cell table:style-name="ce1" office:value-type="string" calcext:value-type="string">
            <text:p>Bullets per charge</text:p>
          </table:table-cell>
          <table:table-cell table:style-name="ce3" office:value-type="string" calcext:value-type="string">
            <text:p>Handling</text:p>
          </table:table-cell>
          <table:table-cell table:style-name="ce3" office:value-type="string" calcext:value-type="string">
            <text:p>Ink Speed</text:p>
          </table:table-cell>
          <table:table-cell table:style-name="ce3" office:value-type="string" calcext:value-type="string">
            <text:p>Charge Speed</text:p>
          </table:table-cell>
          <table:table-cell/>
        </table:table-row>
        <table:table-row table:style-name="ro2">
          <table:table-cell office:value-type="string" calcext:value-type="string">
            <text:p>.52 Gal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0.166" calcext:value-type="float">
            <text:p>0.16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30.95" calcext:value-type="float">
            <text:p>30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96 Gal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table:number-columns-repeated="6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1.31" calcext:value-type="float">
            <text:p>31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erospr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.5" calcext:value-type="float">
            <text:p>24.5</text:p>
          </table:table-cell>
          <table:table-cell table:number-columns-repeated="6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5.25" calcext:value-type="float">
            <text:p>45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al Squelcher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316" calcext:value-type="float">
            <text:p>0.3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-3 Nozzlenose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0.183" calcext:value-type="float">
            <text:p>0.1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" calcext:value-type="float">
            <text:p>0.45</text:p>
          </table:table-cell>
          <table:table-cell office:value-type="float" office:value="0.96" calcext:value-type="float">
            <text:p>0.96</text:p>
          </table:table-cell>
          <table:table-cell office:value-type="float" office:value="28.59" calcext:value-type="float">
            <text:p>28.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et Squelcher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0.416" calcext:value-type="float">
            <text:p>0.4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8.56" calcext:value-type="float">
            <text:p>28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-3 Nozzlenose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-ZAP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sh-o-mat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2.36" calcext:value-type="float">
            <text:p>42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Jr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9.44" calcext:value-type="float">
            <text:p>39.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Pro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0.22" calcext:value-type="float">
            <text:p>30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oosh-o-matic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0.183" calcext:value-type="float">
            <text:p>0.1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44.21" calcext:value-type="float">
            <text:p>44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aster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6.25" calcext:value-type="float">
            <text:p>1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 Blaster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.67" calcext:value-type="float">
            <text:p>20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 Blaster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0.167" calcext:value-type="float">
            <text:p>0.16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4.22" calcext:value-type="float">
            <text:p>14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pid Blas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717" calcext:value-type="float">
            <text:p>0.71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8.57" calcext:value-type="float">
            <text:p>18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pid Blaster Pro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8.66" calcext:value-type="float">
            <text:p>18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bon Roller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0.166" calcext:value-type="float">
            <text:p>0.1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44" calcext:value-type="float">
            <text:p>1.44</text:p>
          </table:table-cell>
          <table:table-cell/>
          <table:table-cell office:value-type="float" office:value="25.39" calcext:value-type="float">
            <text:p>25.39</text:p>
          </table:table-cell>
          <table:table-cell office:value-type="float" office:value="12.67" calcext:value-type="float">
            <text:p>12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ynamo Roller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0.766" calcext:value-type="float">
            <text:p>0.76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6.92" calcext:value-type="float">
            <text:p>36.92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lat Roller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8.87" calcext:value-type="float">
            <text:p>28.87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br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266" calcext:value-type="float">
            <text:p>0.266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76.07" calcext:value-type="float">
            <text:p>76.07</text:p>
          </table:table-cell>
          <table:table-cell office:value-type="float" office:value="4.61" calcext:value-type="float">
            <text:p>4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tobr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0.216" calcext:value-type="float">
            <text:p>0.21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53.55" calcext:value-type="float">
            <text:p>53.55</text:p>
          </table:table-cell>
          <table:table-cell office:value-type="float" office:value="6.05" calcext:value-type="float">
            <text:p>6.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mboozler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0.433" calcext:value-type="float">
            <text:p>0.433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33.26" calcext:value-type="float">
            <text:p>33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-liter 3K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.667" calcext:value-type="float">
            <text:p>1.667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office:value-type="float" office:value="18.43" calcext:value-type="float">
            <text:p>18.4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Splat Charger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/>
          <table:table-cell table:style-name="ce4" office:value-type="float" office:value="66" calcext:value-type="float">
            <text:p>6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22.91" calcext:value-type="float">
            <text:p>22.9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Squiffer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2.55" calcext:value-type="float">
            <text:p>22.5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Slosher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0.716" calcext:value-type="float">
            <text:p>0.716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8.13" calcext:value-type="float">
            <text:p>28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loshing Machine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0.783" calcext:value-type="float">
            <text:p>0.783</text:p>
          </table:table-cell>
          <table:table-cell table:number-columns-repeated="2"/>
          <table:table-cell table:style-name="ce4" office:value-type="float" office:value="34" calcext:value-type="float">
            <text:p>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i-Slosher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0.65" calcext:value-type="float">
            <text:p>0.65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30.31" calcext:value-type="float">
            <text:p>3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vy Splatling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.466" calcext:value-type="float">
            <text:p>1.466</text:p>
          </table:table-cell>
          <table:table-cell table:number-columns-repeated="2"/>
          <table:table-cell table:style-name="ce4" office:value-type="float" office:value="220" calcext:value-type="float">
            <text:p>220</text:p>
          </table:table-cell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25.32" calcext:value-type="float">
            <text:p>25.3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ydra Splatling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table:number-columns-repeated="2"/>
          <table:table-cell table:style-name="ce4" office:value-type="float" office:value="352" calcext:value-type="float">
            <text:p>35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9.74" calcext:value-type="float">
            <text:p>19.7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 Splatling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0.666" calcext:value-type="float">
            <text:p>0.666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39.73" calcext:value-type="float">
            <text:p>39.7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26"/>
        </table:table-row>
        <table:table-row table:style-name="ro2">
          <table:table-cell table:style-name="ce2"/>
          <table:table-cell office:value-type="string" calcext:value-type="string">
            <text:p>Assumed wiki is wrong and Prima is right</text:p>
          </table:table-cell>
          <table:table-cell table:number-columns-repeated="24"/>
        </table:table-row>
      </table:table>
      <table:table table:name="Full data (inc prima)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3">
          <table:table-cell table:style-name="ce1" office:value-type="string" calcext:value-type="string">
            <text:p>Weapon</text:p>
          </table:table-cell>
          <table:table-cell table:style-name="ce1" office:value-type="string" calcext:value-type="string">
            <text:p>Range (wiki)</text:p>
          </table:table-cell>
          <table:table-cell table:style-name="ce1" office:value-type="string" calcext:value-type="string">
            <text:p>Range (prima)</text:p>
          </table:table-cell>
          <table:table-cell table:style-name="ce1" office:value-type="string" calcext:value-type="string">
            <text:p>Damage (wiki)</text:p>
          </table:table-cell>
          <table:table-cell table:style-name="ce1" office:value-type="string" calcext:value-type="string">
            <text:p>Base Damage (prima)</text:p>
          </table:table-cell>
          <table:table-cell table:style-name="ce1" office:value-type="string" calcext:value-type="string">
            <text:p>Roll Damage (prima)</text:p>
          </table:table-cell>
          <table:table-cell table:style-name="ce1" office:value-type="string" calcext:value-type="string">
            <text:p>Splash Damage Min (prima)</text:p>
          </table:table-cell>
          <table:table-cell table:style-name="ce1" office:value-type="string" calcext:value-type="string">
            <text:p>Splash Damage Max (prima)</text:p>
          </table:table-cell>
          <table:table-cell table:style-name="ce1" office:value-type="string" calcext:value-type="string">
            <text:p>No Charge Damage (prima)</text:p>
          </table:table-cell>
          <table:table-cell table:style-name="ce1" office:value-type="string" calcext:value-type="string">
            <text:p>Full Charge Damage (prima)</text:p>
          </table:table-cell>
          <table:table-cell office:value-type="string" calcext:value-type="string">
            <text:p>Damage (prima)</text:p>
          </table:table-cell>
          <table:table-cell table:style-name="ce1" office:value-type="string" calcext:value-type="string">
            <text:p>Fire Rate (f) (wiki)</text:p>
          </table:table-cell>
          <table:table-cell table:style-name="ce1" office:value-type="string" calcext:value-type="string">
            <text:p>Fire Rate (prima)</text:p>
          </table:table-cell>
          <table:table-cell table:style-name="ce1" office:value-type="string" calcext:value-type="string">
            <text:p>Seconds to Splat (min)</text:p>
          </table:table-cell>
          <table:table-cell table:style-name="ce1" office:value-type="string" calcext:value-type="string">
            <text:p>Seconds to Splat (max)</text:p>
          </table:table-cell>
          <table:table-cell table:style-name="ce1" office:value-type="string" calcext:value-type="string">
            <text:p>Ink Consumption (%)</text:p>
          </table:table-cell>
          <table:table-cell table:style-name="ce1" office:value-type="string" calcext:value-type="string">
            <text:p>Mobility (DU/f)</text:p>
          </table:table-cell>
          <table:table-cell table:style-name="ce1" office:value-type="string" calcext:value-type="string">
            <text:p>Mobility (DU/f) (max)</text:p>
          </table:table-cell>
          <table:table-cell table:style-name="ce1" office:value-type="string" calcext:value-type="string">
            <text:p>Mobility (prima)</text:p>
          </table:table-cell>
          <table:table-cell table:style-name="ce1" office:value-type="string" calcext:value-type="string">
            <text:p>Painting Rate (p/sec) (fire)</text:p>
          </table:table-cell>
          <table:table-cell table:style-name="ce1" office:value-type="string" calcext:value-type="string">
            <text:p>Painting Rate (p/sec) (roll)</text:p>
          </table:table-cell>
          <table:table-cell table:style-name="ce1" office:value-type="string" calcext:value-type="string">
            <text:p>Bullets per charge</text:p>
          </table:table-cell>
          <table:table-cell office:value-type="string" calcext:value-type="string">
            <text:p>Handling (prima)</text:p>
          </table:table-cell>
          <table:table-cell office:value-type="string" calcext:value-type="string">
            <text:p>Ink Speed (prima)</text:p>
          </table:table-cell>
          <table:table-cell office:value-type="string" calcext:value-type="string">
            <text:p>Charge Speed (prima)</text:p>
          </table:table-cell>
          <table:table-cell office:value-type="string" calcext:value-type="string">
            <text:p>Impact (prima)</text:p>
          </table:table-cell>
        </table:table-row>
        <table:table-row table:style-name="ro2">
          <table:table-cell office:value-type="string" calcext:value-type="string">
            <text:p>.52 Gal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0.166" calcext:value-type="float">
            <text:p>0.16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30.95" calcext:value-type="float">
            <text:p>30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96 Gal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1.31" calcext:value-type="float">
            <text:p>31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erospray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.5" calcext:value-type="float">
            <text:p>24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0.283" calcext:value-type="float">
            <text:p>0.28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45.25" calcext:value-type="float">
            <text:p>45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al Squelcher</text:p>
          </table:table-cell>
          <table:table-cell office:value-type="float" office:value="3.1" calcext:value-type="float">
            <text:p>3.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0.316" calcext:value-type="float">
            <text:p>0.31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-3 Nozzlenose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0.183" calcext:value-type="float">
            <text:p>0.18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45" calcext:value-type="float">
            <text:p>0.4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28.59" calcext:value-type="float">
            <text:p>28.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et Squelcher</text:p>
          </table:table-cell>
          <table:table-cell office:value-type="float" office:value="4.1" calcext:value-type="float">
            <text:p>4.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0.416" calcext:value-type="float">
            <text:p>0.41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28.56" calcext:value-type="float">
            <text:p>28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-3 Nozzlenose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-ZAP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sh-o-mati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42.36" calcext:value-type="float">
            <text:p>42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16" calcext:value-type="float">
            <text:p>0.21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34.4" calcext:value-type="float">
            <text:p>34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Jr.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66" calcext:value-type="float">
            <text:p>0.26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39.44" calcext:value-type="float">
            <text:p>39.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attershot Pro</text:p>
          </table:table-cell>
          <table:table-cell office:value-type="float" office:value="3.3" calcext:value-type="float">
            <text:p>3.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0.283" calcext:value-type="float">
            <text:p>0.28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30.22" calcext:value-type="float">
            <text:p>30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loosh-o-matic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0.183" calcext:value-type="float">
            <text:p>0.18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44.21" calcext:value-type="float">
            <text:p>44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aster</text:p>
          </table:table-cell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16.25" calcext:value-type="float">
            <text:p>16.25</text:p>
          </table:table-cell>
          <table:table-cell table:number-columns-repeated="5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una Blaster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0.67" calcext:value-type="float">
            <text:p>20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 Blaster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14.22" calcext:value-type="float">
            <text:p>14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pid Blaster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office:value-type="float" office:value="0.717" calcext:value-type="float">
            <text:p>0.7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18.57" calcext:value-type="float">
            <text:p>18.57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Rapid Blaster Pro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18.66" calcext:value-type="float">
            <text:p>18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rbon Roller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/>
          <table:table-cell office:value-type="float" office:value="0.166" calcext:value-type="float">
            <text:p>0.16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44" calcext:value-type="float">
            <text:p>1.44</text:p>
          </table:table-cell>
          <table:table-cell table:number-columns-repeated="2"/>
          <table:table-cell office:value-type="float" office:value="25.39" calcext:value-type="float">
            <text:p>25.39</text:p>
          </table:table-cell>
          <table:table-cell office:value-type="float" office:value="12.67" calcext:value-type="float">
            <text:p>12.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ynamo Roller</text:p>
          </table:table-cell>
          <table:table-cell office:value-type="float" office:value="2.8" calcext:value-type="float">
            <text:p>2.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  <table:table-cell office:value-type="float" office:value="0.766" calcext:value-type="float">
            <text:p>0.7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36.92" calcext:value-type="float">
            <text:p>36.92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lat Roller</text:p>
          </table:table-cell>
          <table:table-cell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br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0.266" calcext:value-type="float">
            <text:p>0.266</text:p>
          </table:table-cell>
          <table:table-cell office:value-type="float" office:value="0.383" calcext:value-type="float">
            <text:p>0.383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office:value-type="float" office:value="76.07" calcext:value-type="float">
            <text:p>76.07</text:p>
          </table:table-cell>
          <table:table-cell office:value-type="float" office:value="4.61" calcext:value-type="float">
            <text:p>4.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ctobr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0.216" calcext:value-type="float">
            <text:p>0.216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office:value-type="float" office:value="53.55" calcext:value-type="float">
            <text:p>53.55</text:p>
          </table:table-cell>
          <table:table-cell office:value-type="float" office:value="6.05" calcext:value-type="float">
            <text:p>6.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mboozler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26/FC</text:p>
          </table:table-cell>
          <table:table-cell/>
          <table:table-cell office:value-type="float" office:value="0.433" calcext:value-type="float">
            <text:p>0.4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33.26" calcext:value-type="float">
            <text:p>33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-liter 3K</text:p>
          </table:table-cell>
          <table:table-cell office:value-type="string" calcext:value-type="string">
            <text:p>7.1 S:7.7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100/FC</text:p>
          </table:table-cell>
          <table:table-cell/>
          <table:table-cell office:value-type="float" office:value="1.667" calcext:value-type="float">
            <text:p>1.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43 S:20.8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Splat Charger</text:p>
          </table:table-cell>
          <table:table-cell office:value-type="string" calcext:value-type="string">
            <text:p>5.5 S:6.1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66/FC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2.91 S:24.6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Squiffer</text:p>
          </table:table-cell>
          <table:table-cell office:value-type="float" office:value="3.7" calcext:value-type="float">
            <text:p>3.7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51/FC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60" calcext:value-type="float">
            <text:p>60</text:p>
          </table:table-cell>
          <table:table-cell office:value-type="float" office:value="22.55" calcext:value-type="float">
            <text:p>22.5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Slosher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float" office:value="0.716" calcext:value-type="float">
            <text:p>0.7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8.13" calcext:value-type="float">
            <text:p>28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loshing Machine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/>
          <table:table-cell office:value-type="float" office:value="0.783" calcext:value-type="float">
            <text:p>0.7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i-Slosher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30.31" calcext:value-type="float">
            <text:p>3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vy Splatling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4/bullet 220/FC</text:p>
          </table:table-cell>
          <table:table-cell/>
          <table:table-cell office:value-type="float" office:value="1.466" calcext:value-type="float">
            <text:p>1.466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5.32" calcext:value-type="float">
            <text:p>25.3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ydra Splatling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4/bullet 352/F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9.74" calcext:value-type="float">
            <text:p>19.7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 Splatling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4/bullet 100/FC</text:p>
          </table:table-cell>
          <table:table-cell/>
          <table:table-cell office:value-type="float" office:value="0.666" calcext:value-type="float">
            <text:p>0.6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9.73" calcext:value-type="float">
            <text:p>39.7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latterscope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Kelp Splat Charger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3:14:18.826914382</meta:creation-date>
    <dc:date>2016-10-12T22:41:26.503676043</dc:date>
    <meta:editing-duration>PT29M15S</meta:editing-duration>
    <meta:editing-cycles>9</meta:editing-cycles>
    <meta:generator>LibreOffice/5.1.3.2$Linux_X86_64 LibreOffice_project/10m0$Build-2</meta:generator>
    <meta:document-statistic meta:table-count="2" meta:cell-count="702" meta:object-count="0"/>
  </office:meta>
</office:document-meta>
</file>